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4b0" officeooo:paragraph-rsid="000814b0"/>
    </style:style>
    <style:style style:name="P2" style:family="paragraph" style:parent-style-name="Standard">
      <style:text-properties officeooo:rsid="000814b0" officeooo:paragraph-rsid="001165f8"/>
    </style:style>
    <style:style style:name="P3" style:family="paragraph" style:parent-style-name="Standard">
      <style:text-properties officeooo:rsid="000814b0" officeooo:paragraph-rsid="00127338"/>
    </style:style>
    <style:style style:name="P4" style:family="paragraph" style:parent-style-name="Standard">
      <style:text-properties officeooo:rsid="00091e8b" officeooo:paragraph-rsid="00091e8b"/>
    </style:style>
    <style:style style:name="P5" style:family="paragraph" style:parent-style-name="Standard">
      <style:text-properties officeooo:rsid="00091e8b" officeooo:paragraph-rsid="000aec07"/>
    </style:style>
    <style:style style:name="P6" style:family="paragraph" style:parent-style-name="Standard">
      <style:text-properties officeooo:rsid="00091e8b" officeooo:paragraph-rsid="001165f8"/>
    </style:style>
    <style:style style:name="P7" style:family="paragraph" style:parent-style-name="Standard">
      <style:text-properties officeooo:rsid="000aec07" officeooo:paragraph-rsid="000aec07"/>
    </style:style>
    <style:style style:name="P8" style:family="paragraph" style:parent-style-name="Standard">
      <style:text-properties officeooo:rsid="000becb4" officeooo:paragraph-rsid="000becb4"/>
    </style:style>
    <style:style style:name="P9" style:family="paragraph" style:parent-style-name="Standard">
      <style:text-properties officeooo:rsid="000d346f" officeooo:paragraph-rsid="000d346f"/>
    </style:style>
    <style:style style:name="P10" style:family="paragraph" style:parent-style-name="Standard">
      <style:text-properties officeooo:rsid="000d346f" officeooo:paragraph-rsid="000febaa"/>
    </style:style>
    <style:style style:name="P11" style:family="paragraph" style:parent-style-name="Standard">
      <style:text-properties officeooo:rsid="000f8941" officeooo:paragraph-rsid="000f8941"/>
    </style:style>
    <style:style style:name="P12" style:family="paragraph" style:parent-style-name="Standard">
      <style:text-properties officeooo:rsid="000f8941" officeooo:paragraph-rsid="001165f8"/>
    </style:style>
    <style:style style:name="P13" style:family="paragraph" style:parent-style-name="Standard">
      <style:text-properties officeooo:rsid="000f8941" officeooo:paragraph-rsid="00127338"/>
    </style:style>
    <style:style style:name="P14" style:family="paragraph" style:parent-style-name="Standard">
      <style:text-properties officeooo:rsid="000f8941" officeooo:paragraph-rsid="00145fca"/>
    </style:style>
    <style:style style:name="P15" style:family="paragraph" style:parent-style-name="Standard">
      <style:text-properties officeooo:rsid="000febaa" officeooo:paragraph-rsid="000febaa"/>
    </style:style>
    <style:style style:name="P16" style:family="paragraph" style:parent-style-name="Standard">
      <style:text-properties officeooo:rsid="000febaa" officeooo:paragraph-rsid="001165f8"/>
    </style:style>
    <style:style style:name="P17" style:family="paragraph" style:parent-style-name="Standard">
      <style:text-properties officeooo:rsid="001165f8" officeooo:paragraph-rsid="001165f8"/>
    </style:style>
    <style:style style:name="P18" style:family="paragraph" style:parent-style-name="Standard">
      <style:text-properties officeooo:rsid="001165f8" officeooo:paragraph-rsid="00145fca"/>
    </style:style>
    <style:style style:name="P19" style:family="paragraph" style:parent-style-name="Standard">
      <style:text-properties fo:font-size="8pt" officeooo:rsid="001165f8" officeooo:paragraph-rsid="001165f8" style:font-size-asian="8pt" style:font-size-complex="8pt"/>
    </style:style>
    <style:style style:name="P20" style:family="paragraph" style:parent-style-name="Standard">
      <style:text-properties officeooo:rsid="00127338" officeooo:paragraph-rsid="00127338"/>
    </style:style>
    <style:style style:name="P21" style:family="paragraph" style:parent-style-name="Standard">
      <style:text-properties officeooo:rsid="00145fca" officeooo:paragraph-rsid="00145fca"/>
    </style:style>
    <style:style style:name="P22" style:family="paragraph" style:parent-style-name="Standard">
      <style:text-properties officeooo:rsid="00145fca" officeooo:paragraph-rsid="0015c858"/>
    </style:style>
    <style:style style:name="P23" style:family="paragraph" style:parent-style-name="Standard">
      <style:text-properties officeooo:rsid="000f8941" officeooo:paragraph-rsid="000f8941" style:text-overline-style="none" style:text-overline-color="font-color"/>
    </style:style>
    <style:style style:name="P24" style:family="paragraph" style:parent-style-name="Standard">
      <style:text-properties officeooo:rsid="000f8941" officeooo:paragraph-rsid="00145fca" style:text-overline-style="none" style:text-overline-color="font-color"/>
    </style:style>
    <style:style style:name="P25" style:family="paragraph" style:parent-style-name="Standard">
      <style:text-properties officeooo:rsid="000febaa" officeooo:paragraph-rsid="000febaa" style:text-overline-style="none" style:text-overline-color="font-color"/>
    </style:style>
    <style:style style:name="P26" style:family="paragraph" style:parent-style-name="Standard">
      <style:text-properties officeooo:rsid="001165f8" officeooo:paragraph-rsid="000f8941" style:text-overline-style="none" style:text-overline-color="font-color"/>
    </style:style>
    <style:style style:name="P27" style:family="paragraph" style:parent-style-name="Standard">
      <style:text-properties officeooo:rsid="00145fca" officeooo:paragraph-rsid="00145fca" style:text-overline-style="none" style:text-overline-color="font-color"/>
    </style:style>
    <style:style style:name="T1" style:family="text">
      <style:text-properties officeooo:rsid="000814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officeooo:rsid="000814b0"/>
    </style:style>
    <style:style style:name="T5" style:family="text">
      <style:text-properties style:text-underline-style="solid" style:text-underline-width="auto" style:text-underline-color="font-color" style:text-overline-style="solid" style:text-overline-type="double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15c858" style:text-overline-style="solid" style:text-overline-type="double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5c858"/>
    </style:style>
    <style:style style:name="T8" style:family="text">
      <style:text-properties style:font-size-asian="10.5pt" style:text-overline-style="solid" style:text-overline-type="double" style:text-overline-width="auto" style:text-overline-color="font-color"/>
    </style:style>
    <style:style style:name="T9" style:family="text">
      <style:text-properties officeooo:rsid="00127338" style:font-size-asian="10.5pt" style:text-overline-style="solid" style:text-overline-type="double" style:text-overline-width="auto" style:text-overline-color="font-color"/>
    </style:style>
    <style:style style:name="T10" style:family="text">
      <style:text-properties style:font-size-asian="10.5pt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27338" style:font-size-asian="10pt" style:font-size-complex="10pt"/>
    </style:style>
    <style:style style:name="T13" style:family="text">
      <style:text-properties officeooo:rsid="000aec07"/>
    </style:style>
    <style:style style:name="T14" style:family="text">
      <style:text-properties officeooo:rsid="000becb4"/>
    </style:style>
    <style:style style:name="T15" style:family="text">
      <style:text-properties officeooo:rsid="000d346f"/>
    </style:style>
    <style:style style:name="T16" style:family="text">
      <style:text-properties style:text-overline-style="solid" style:text-overline-type="double" style:text-overline-width="auto" style:text-overline-color="font-color"/>
    </style:style>
    <style:style style:name="T17" style:family="text">
      <style:text-properties officeooo:rsid="000febaa" style:text-overline-style="solid" style:text-overline-type="double" style:text-overline-width="auto" style:text-overline-color="font-color"/>
    </style:style>
    <style:style style:name="T18" style:family="text">
      <style:text-properties officeooo:rsid="001165f8" style:text-overline-style="solid" style:text-overline-type="double" style:text-overline-width="auto" style:text-overline-color="font-color"/>
    </style:style>
    <style:style style:name="T19" style:family="text">
      <style:text-properties officeooo:rsid="00127338" style:text-overline-style="solid" style:text-overline-type="double" style:text-overline-width="auto" style:text-overline-color="font-color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0e3470" style:font-size-asian="8pt" style:font-size-complex="8pt"/>
    </style:style>
    <style:style style:name="T22" style:family="text">
      <style:text-properties fo:font-size="8pt" officeooo:rsid="000febaa" style:font-size-asian="8pt" style:font-size-complex="8pt"/>
    </style:style>
    <style:style style:name="T23" style:family="text">
      <style:text-properties fo:font-size="8pt" officeooo:rsid="001165f8" style:font-size-asian="8pt" style:font-size-complex="8pt"/>
    </style:style>
    <style:style style:name="T24" style:family="text">
      <style:text-properties fo:font-size="8pt" officeooo:rsid="001781a2" style:font-size-asian="8pt" style:font-size-complex="8pt"/>
    </style:style>
    <style:style style:name="T25" style:family="text">
      <style:text-properties fo:font-size="8pt" style:font-size-asian="7pt" style:font-size-complex="8pt"/>
    </style:style>
    <style:style style:name="T26" style:family="text">
      <style:text-properties fo:font-size="8pt" officeooo:rsid="0015c858" style:font-size-asian="7pt" style:font-size-complex="8pt"/>
    </style:style>
    <style:style style:name="T27" style:family="text">
      <style:text-properties style:text-overline-style="none" style:text-overline-color="font-color"/>
    </style:style>
    <style:style style:name="T28" style:family="text">
      <style:text-properties officeooo:rsid="000f8941" style:text-overline-style="none" style:text-overline-color="font-color"/>
    </style:style>
    <style:style style:name="T29" style:family="text">
      <style:text-properties officeooo:rsid="000febaa" style:text-overline-style="none" style:text-overline-color="font-color"/>
    </style:style>
    <style:style style:name="T30" style:family="text">
      <style:text-properties officeooo:rsid="000becb4" style:text-overline-style="none" style:text-overline-color="font-color"/>
    </style:style>
    <style:style style:name="T31" style:family="text">
      <style:text-properties officeooo:rsid="000d346f" style:text-overline-style="none" style:text-overline-color="font-color"/>
    </style:style>
    <style:style style:name="T32" style:family="text">
      <style:text-properties officeooo:rsid="001165f8"/>
    </style:style>
    <style:style style:name="T33" style:family="text">
      <style:text-properties officeooo:rsid="0015c858"/>
    </style:style>
    <style:style style:name="T34" style:family="text">
      <style:text-properties officeooo:rsid="00178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so 0: Abstracción</text:p>
      <text:p text:style-name="P11"/>
      <text:p text:style-name="P11"><text:span text:style-name="T1">EJEMPLAR(</text:span><text:span text:style-name="T4">número_de_inventario</text:span><text:span text:style-name="T1">)</text:span></text:p>
      <text:p text:style-name="P1"><text:tab/><text:tab/><text:tab/> <text:s text:c="9"/><text:span text:style-name="T11">EJEMPLAR</text:span></text:p>
      <text:p text:style-name="P1">EJEMPLAR_USADO(<text:span text:style-name="T8">número_de_inventario</text:span>)</text:p>
      <text:p text:style-name="P1"><text:s text:c="45"/><text:span text:style-name="T11">EJEMPLAR</text:span></text:p>
      <text:p text:style-name="P1">EJEMPLAR_NUEVO(<text:span text:style-name="T8">número_de_inventario</text:span>)</text:p>
      <text:p text:style-name="P1"/>
      <text:p text:style-name="P4">forma B:</text:p>
      <text:p text:style-name="P4">VENDEDOR(<text:span text:style-name="T2">cédula</text:span>, <text:s/>nombre_completo, dirección, correo_electrónico,fecha_de_ingreso, comisión,nro_sábados,turno,remuneración)</text:p>
      <text:p text:style-name="P4"/>
      <text:p text:style-name="P4">ADMINISTRATIVO(<text:span text:style-name="T2">cédula</text:span>, <text:s/>nombre_completo, dirección, correo_electrónico,fecha_de_ingreso)</text:p>
      <text:p text:style-name="P4"/>
      <text:p text:style-name="P4">forma C:</text:p>
      <text:p text:style-name="P5">TRABAJADOR(<text:span text:style-name="T2">cédula</text:span>, <text:s/>nombre_completo, dirección, correo_electrónico,fecha_de_ingreso,<text:span text:style-name="T13">tipo,</text:span>comisión,nro_sábados,turno,remuneración)</text:p>
      <text:p text:style-name="P5"/>
      <text:p text:style-name="P5"/>
      <text:p text:style-name="P7">forma C:</text:p>
      <text:p text:style-name="P7">COMPROBANTE(<text:span text:style-name="T14">método_de_pago, rif_empresa, clave_transacción,transacción_número_de_cuenta, monto, tipo,número_factura,número_recibo)</text:span></text:p>
      <text:p text:style-name="P7"/>
      <text:p text:style-name="P8"/>
      <text:p text:style-name="P8">forma B:</text:p>
      <text:p text:style-name="P8">NUEVO(<text:span text:style-name="T15">postiza1,</text:span>año_de_elaboración, modelo. categoría,marca, costo,nivel_mínimo,<text:span text:style-name="T15">cantidad,existente</text:span>)</text:p>
      <text:p text:style-name="P9">USADO(postiza2,<text:span text:style-name="T14">año_de_elaboración, modelo. categoría,marca, costo</text:span>)</text:p>
      <text:p text:style-name="P9"/>
      <text:p text:style-name="P9"/>
      <text:p text:style-name="P9">CLIENTE(<text:span text:style-name="T2">cédula</text:span>, nombre_completa, dirección, teléfono,correo_electrónico)</text:p>
      <text:p text:style-name="P9"/>
      <text:p text:style-name="P9"><text:tab/><text:tab/><text:span text:style-name="T21">CLIENTE <text:s text:c="2"/>COMPROBANTE VENDEDOR</text:span></text:p>
      <text:p text:style-name="P9">OPERACIÓN(<text:span text:style-name="T16">cliente</text:span>,<text:span text:style-name="T16">comprobante</text:span>,<text:span text:style-name="T16">vendedor, </text:span><text:span text:style-name="T28">tipo,)</text:span></text:p>
      <text:p text:style-name="P9"/>
      <text:p text:style-name="P11">Paso 1: Entidades Fuertes</text:p>
      <text:p text:style-name="P11"/>
      <text:p text:style-name="P23">BONO_SABATINO(monto)</text:p>
      <text:p text:style-name="P11"/>
      <text:p text:style-name="P23">LISTA_DE_PRECIOS(precio, año_de_elaboración, modelo, marca)</text:p>
      <text:p text:style-name="P11"/>
      <text:p text:style-name="P23">PRIMA(género, rango_etario, monto)</text:p>
      <text:p text:style-name="P11"/>
      <text:p text:style-name="P23">DEPENDIENTE(nombre_completo, cédula, edad,sexo,asegurado )</text:p>
      <text:p text:style-name="P11"/>
      <text:p text:style-name="P11"><text:span text:style-name="T27">CATEGORÍA(</text:span><text:span text:style-name="T3">sueldo_base,cargo</text:span><text:span text:style-name="T27">)</text:span></text:p>
      <text:p text:style-name="P11"/>
      <text:p text:style-name="P11"><text:span text:style-name="T27">CARGO(</text:span><text:span text:style-name="T3">sueldo_base,cargo</text:span><text:span text:style-name="T27">)</text:span></text:p>
      <text:p text:style-name="P11"/>
      <text:p text:style-name="P11"><text:soft-page-break/><text:span text:style-name="T27">PROVEEDOR(</text:span><text:span text:style-name="T3">rif</text:span><text:span text:style-name="T27">)</text:span></text:p>
      <text:p text:style-name="P23"/>
      <text:p text:style-name="P11"><text:span text:style-name="T27">ORDEN(</text:span><text:span text:style-name="T3">número</text:span><text:span text:style-name="T27">, fecha,monto_total)</text:span></text:p>
      <text:p text:style-name="P11"/>
      <text:p text:style-name="P11">Paso 2: Entidades débiles</text:p>
      <text:p text:style-name="P11"/>
      <text:p text:style-name="P11">NO HAY</text:p>
      <text:p text:style-name="P11"/>
      <text:p text:style-name="P11">paso 3: Relaciones (1,1)</text:p>
      <text:p text:style-name="P11"/>
      <text:p text:style-name="P10"><text:tab/><text:tab/><text:span text:style-name="T21">CLIENTE <text:s text:c="2"/>COMPROBANTE VENDEDOR <text:s text:c="29"/></text:span><text:span text:style-name="T22">EJEMPLAR_USADO</text:span></text:p>
      <text:p text:style-name="P10">OPERACIÓN(<text:span text:style-name="T16">cliente</text:span>,<text:span text:style-name="T16">comprobante</text:span>,<text:span text:style-name="T16">vendedor, </text:span><text:span text:style-name="T28">tipo, </text:span><text:span text:style-name="T17">ejemplar_usado_de_venta</text:span><text:span text:style-name="T29">, precio_de_venta</text:span><text:span text:style-name="T28">)</text:span></text:p>
      <text:p text:style-name="P15"/>
      <text:p text:style-name="P15"/>
      <text:p text:style-name="P15"/>
      <text:p text:style-name="P10"><text:tab/><text:tab/><text:span text:style-name="T21">CLIENTE <text:s text:c="2"/>COMPROBANTE VENDEDOR <text:s text:c="29"/></text:span><text:span text:style-name="T22">EJEMPLAR_USASO</text:span></text:p>
      <text:p text:style-name="P10">OPERACIÓN(<text:span text:style-name="T16">cliente</text:span>,<text:span text:style-name="T16">comprobante</text:span>,<text:span text:style-name="T16">vendedor, </text:span><text:span text:style-name="T28">tipo, <text:s/></text:span><text:span text:style-name="T17">ejemplar_usado_de_venta</text:span><text:span text:style-name="T29">, precio_de_venta,</text:span></text:p>
      <text:p text:style-name="P10"><text:s text:c="9"/><text:span text:style-name="T22">EJEMPLAR</text:span> <text:s/></text:p>
      <text:p text:style-name="P10"><text:span text:style-name="T29"><text:s/></text:span><text:span text:style-name="T17">ejemplar_de_compra</text:span><text:span text:style-name="T29">, precio_de_compra, fecha</text:span><text:span text:style-name="T28">)</text:span></text:p>
      <text:p text:style-name="P11"/>
      <text:p text:style-name="P11"/>
      <text:p text:style-name="P15"/>
      <text:p text:style-name="P10"><text:tab/><text:tab/><text:span text:style-name="T21">CLIENTE <text:s text:c="2"/>COMPROBANTE VENDEDOR <text:s text:c="19"/></text:span><text:span text:style-name="T22">EJEMPLAR_USASO <text:s text:c="3"/>EJEMPLAR_USASO</text:span></text:p>
      <text:p text:style-name="P10">OPERACIÓN(<text:span text:style-name="T5">cliente</text:span><text:span text:style-name="T2">,</text:span><text:span text:style-name="T5">comprobante</text:span><text:span text:style-name="T2">,</text:span><text:span text:style-name="T5">vendedor</text:span><text:span text:style-name="T16">, </text:span><text:span text:style-name="T28">tipo, <text:s/></text:span><text:span text:style-name="T17">ejemplar_cliente</text:span><text:span text:style-name="T29">,</text:span><text:span text:style-name="T17">ejemplar_tienda</text:span></text:p>
      <text:p text:style-name="P25"/>
      <text:p text:style-name="P10"><text:span text:style-name="T21"><text:s text:c="8"/></text:span><text:span text:style-name="T22">EJEMPLAR_USASO</text:span><text:span text:style-name="T23"> <text:s text:c="75"/>EJEMPLAR</text:span></text:p>
      <text:p text:style-name="P10"><text:span text:style-name="T29"><text:s/></text:span><text:span text:style-name="T17">ejemplar_usado_de_venta</text:span><text:span text:style-name="T29">, precio_de_venta, <text:s/></text:span><text:span text:style-name="T17">ejemplar_de_compra</text:span><text:span text:style-name="T29">, precio_de_compra, fecha</text:span><text:span text:style-name="T28">)</text:span></text:p>
      <text:p text:style-name="P11"/>
      <text:p text:style-name="P15">{1. si el tipo es 2, ejemplar_usado_de_venta es distinto de null</text:p>
      <text:p text:style-name="P16">2. i el tipo es 3, ejemplar_de_compra, precio_de_compra, fecha sea distinto de null</text:p>
      <text:p text:style-name="P16"><text:span text:style-name="T32">3. si es tipo ejemplar_cliente y ejemplar_tienda es distinto de null</text:span>}</text:p>
      <text:p text:style-name="P11"/>
      <text:p text:style-name="P26"/>
      <text:p text:style-name="P9"/>
      <text:p text:style-name="P17">PASO 4: Relaciones (1:N)</text:p>
      <text:p text:style-name="P17"><text:tab/><text:tab/><text:tab/><text:tab/><text:tab/><text:tab/><text:tab/><text:tab/><text:tab/><text:span text:style-name="T20">PRIMA</text:span></text:p>
      <text:p text:style-name="P17">DEPENDIENTE(<text:span text:style-name="T28">nombre_completo, cédula, edad,sexo,asegurado,</text:span><text:span text:style-name="T16">prima</text:span>)</text:p>
      <text:p text:style-name="P17"/>
      <text:p text:style-name="P6">VENDEDOR(<text:span text:style-name="T2">cédula</text:span>, <text:s/>nombre_completo, dirección, correo_electrónico,fecha_de_ingreso,</text:p>
      <text:p text:style-name="P6"><text:s text:c="74"/><text:span text:style-name="T23">CATEGORÍA</text:span></text:p>
      <text:p text:style-name="P6"><text:s/>comisión, nro_sábados, turno, remuneración, <text:span text:style-name="T18">categoría</text:span>)</text:p>
      <text:p text:style-name="P6"><text:s text:c="5"/></text:p>
      <text:p text:style-name="P6">ADMINISTRATIVO(<text:span text:style-name="T2">cédula</text:span>, nombre_completo, dirección, correo_electrónico, fecha_de_ingreso, </text:p>
      <text:p text:style-name="P19">CARGO</text:p>
      <text:p text:style-name="P6"><text:span text:style-name="T18">cargo</text:span>)</text:p>
      <text:p text:style-name="P6"/>
      <text:p text:style-name="P12"/>
      <text:p text:style-name="P2"><text:tab/><text:tab/><text:tab/> <text:s text:c="9"/><text:span text:style-name="T11">EJEMPLAR <text:s text:c="19"/></text:span><text:span text:style-name="T12">USADO</text:span></text:p>
      <text:p text:style-name="P2">EJEMPLAR_USADO(<text:span text:style-name="T8">número_de_inventario</text:span><text:span text:style-name="T10">,</text:span><text:span text:style-name="T9">información_producto</text:span>)</text:p>
      <text:p text:style-name="P2"><text:soft-page-break/><text:s text:c="45"/><text:span text:style-name="T11">EJEMPLAR <text:s text:c="19"/></text:span><text:span text:style-name="T12">NUEVO</text:span></text:p>
      <text:p text:style-name="P3">EJEMPLAR_NUEVO(<text:span text:style-name="T8">número_de_inventario</text:span><text:span text:style-name="T10">,</text:span><text:span text:style-name="T9">información_producto</text:span>)</text:p>
      <text:p text:style-name="P20">{información_producto no puede ser nulo}</text:p>
      <text:p text:style-name="P20"><text:s text:c="62"/><text:span text:style-name="T20">PROVEEDOR</text:span></text:p>
      <text:p text:style-name="P13"><text:span text:style-name="T27">ORDEN(</text:span><text:span text:style-name="T3">número</text:span><text:span text:style-name="T27">, fecha, monto_total, </text:span><text:span text:style-name="T19">proveedor</text:span><text:span text:style-name="T27">)</text:span></text:p>
      <text:p text:style-name="P13"/>
      <text:p text:style-name="P13"/>
      <text:p text:style-name="P27">paso 5: relaciones (n:m)</text:p>
      <text:p text:style-name="P21"/>
      <text:p text:style-name="P21">Pide_nuevo(<text:span text:style-name="T2">producto_usado, producto</text:span>,<text:span text:style-name="T30">año_de_elaboración, modelo. categoría,marca, costo</text:span>) </text:p>
      <text:p text:style-name="P21"/>
      <text:p text:style-name="P21">Pide_usado(<text:span text:style-name="T2">producto_nuevo,producto</text:span>,<text:span text:style-name="T30">año_de_elaboración, modelo. categoría,marca, costo, nivel_mínimo, </text:span><text:span text:style-name="T31">cantidad, existente</text:span>) </text:p>
      <text:p text:style-name="P21"/>
      <text:p text:style-name="P24">dudas: </text:p>
      <text:p text:style-name="P24">1. preguntar sobre bono-sabtino, lista-de-precios y prima, que no tienen clave porque son tablas</text:p>
      <text:p text:style-name="P14">2. en categoría preguntar sobre la clave</text:p>
      <text:p text:style-name="P18">3. la clave de operacion</text:p>
      <text:p text:style-name="P21">4. nombres de la relación, pide_nuevo y pide_usado</text:p>
      <text:p text:style-name="P21"/>
      <text:p text:style-name="P21">paso 6: N arias</text:p>
      <text:p text:style-name="P21"><text:span text:style-name="T24"><text:tab/> <text:s text:c="3"/>PROVEEDOR<text:tab/> <text:s text:c="8"/>NUEVO</text:span><text:tab/><text:span text:style-name="T25">COMPROBANTE</text:span><text:tab/><text:tab/><text:tab/><text:tab/></text:p>
      <text:p text:style-name="P21">Entrega(<text:span text:style-name="T5">proveedora</text:span><text:span text:style-name="T2">,</text:span><text:span text:style-name="T5">producto_nuevo</text:span><text:span text:style-name="T2">,</text:span><text:span text:style-name="T5"> <text:s text:c="4"/>factura <text:s text:c="2"/></text:span><text:span text:style-name="T16"><text:s/></text:span>)</text:p>
      <text:p text:style-name="P21"/>
      <text:p text:style-name="P21">paso 7:</text:p>
      <text:p text:style-name="P22"><text:s text:c="35"/><text:span text:style-name="T26">VENDEDOR</text:span></text:p>
      <text:p text:style-name="P21">tel<text:span text:style-name="T33">é</text:span>fono<text:span text:style-name="T33">s_vendedor( </text:span><text:span text:style-name="T6">cédula <text:s text:c="5"/></text:span><text:span text:style-name="T7">,número</text:span><text:span text:style-name="T33">)</text:span></text:p>
      <text:p text:style-name="P22"><text:s text:c="41"/><text:span text:style-name="T26">ADMINISTRATIVO</text:span></text:p>
      <text:p text:style-name="P22">tel<text:span text:style-name="T33">é</text:span>fono<text:span text:style-name="T33">s_administrativo( </text:span><text:span text:style-name="T6">cédula <text:s text:c="10"/></text:span><text:span text:style-name="T7">,número</text:span><text:span text:style-name="T3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2:47:13.986648792</meta:creation-date>
    <dc:date>2015-05-20T09:22:19.151656709</dc:date>
    <meta:editing-duration>PT22M55S</meta:editing-duration>
    <meta:editing-cycles>2</meta:editing-cycles>
    <meta:generator>LibreOffice/4.3.6.2$Linux_x86 LibreOffice_project/d50a87b2e514536ed401c18000dad4660b6a169e</meta:generator>
    <meta:document-statistic meta:table-count="0" meta:image-count="0" meta:object-count="0" meta:page-count="3" meta:paragraph-count="77" meta:word-count="264" meta:character-count="3901" meta:non-whitespace-character-count="3089"/>
  </office:meta>
</office:document-meta>
</file>